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officeooo:paragraph-rsid="000b8731" style:font-size-asian="14pt" style:font-size-complex="14pt"/>
    </style:style>
    <style:style style:name="P2" style:family="paragraph" style:parent-style-name="Standard" style:list-style-name="L1">
      <style:paragraph-properties fo:line-height="150%"/>
      <style:text-properties fo:font-size="14pt" officeooo:paragraph-rsid="000b8731" style:font-size-asian="14pt" style:font-size-complex="14pt"/>
    </style:style>
    <style:style style:name="P3" style:family="paragraph" style:parent-style-name="Standard" style:list-style-name="L2">
      <style:paragraph-properties fo:line-height="150%"/>
      <style:text-properties fo:font-size="14pt" officeooo:paragraph-rsid="000b8731" style:font-size-asian="14pt" style:font-size-complex="14pt"/>
    </style:style>
    <style:style style:name="P4" style:family="paragraph" style:parent-style-name="Standard" style:list-style-name="L2">
      <style:paragraph-properties fo:line-height="150%"/>
      <style:text-properties officeooo:paragraph-rsid="000b8731"/>
    </style:style>
    <style:style style:name="P5" style:family="paragraph" style:parent-style-name="Standard" style:list-style-name="L4">
      <loext:graphic-properties draw:fill="none"/>
      <style:paragraph-properties fo:margin-left="2.401cm" fo:margin-right="0cm" fo:line-height="150%" fo:text-indent="-1cm" style:auto-text-indent="false" fo:background-color="transparent">
        <style:tab-stops>
          <style:tab-stop style:position="15.796cm"/>
        </style:tab-stops>
      </style:paragraph-properties>
      <style:text-properties officeooo:paragraph-rsid="000b8731"/>
    </style:style>
    <style:style style:name="P6" style:family="paragraph" style:parent-style-name="Standard" style:list-style-name="L4" style:master-page-name="">
      <loext:graphic-properties draw:fill="none"/>
      <style:paragraph-properties fo:margin-left="2.401cm" fo:margin-right="0cm" fo:line-height="150%" fo:text-indent="-1cm" style:auto-text-indent="false" style:page-number="auto" fo:background-color="transparent">
        <style:tab-stops>
          <style:tab-stop style:position="15.796cm"/>
        </style:tab-stops>
      </style:paragraph-properties>
      <style:text-properties officeooo:paragraph-rsid="000b8731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50%" fo:text-indent="0.801cm" style:auto-text-indent="false" style:page-number="auto" fo:background-color="transparent"/>
      <style:text-properties officeooo:paragraph-rsid="000b8731"/>
    </style:style>
    <style:style style:name="P8" style:family="paragraph" style:parent-style-name="Standard">
      <loext:graphic-properties draw:fill="none"/>
      <style:paragraph-properties fo:margin-left="0cm" fo:margin-right="0cm" fo:line-height="150%" fo:text-indent="0.801cm" style:auto-text-indent="false" fo:background-color="transparent"/>
      <style:text-properties officeooo:paragraph-rsid="000d330b"/>
    </style:style>
    <style:style style:name="P9" style:family="paragraph" style:parent-style-name="Standard" style:list-style-name="L1" style:master-page-name="">
      <loext:graphic-properties draw:fill="none"/>
      <style:paragraph-properties fo:margin-left="0cm" fo:margin-right="0cm" fo:line-height="150%" fo:text-indent="0.6cm" style:auto-text-indent="false" style:page-number="auto" fo:background-color="transparent">
        <style:tab-stops>
          <style:tab-stop style:position="18.997cm"/>
        </style:tab-stops>
      </style:paragraph-properties>
      <style:text-properties fo:font-size="14pt" officeooo:paragraph-rsid="000b8731" style:font-size-asian="14pt" style:font-size-complex="14pt"/>
    </style:style>
    <style:style style:name="P10" style:family="paragraph" style:parent-style-name="Standard" style:list-style-name="L1" style:master-page-name="">
      <loext:graphic-properties draw:fill="none"/>
      <style:paragraph-properties fo:margin-left="0cm" fo:margin-right="0cm" fo:line-height="150%" fo:text-indent="0.6cm" style:auto-text-indent="false" style:page-number="auto" fo:background-color="transparent">
        <style:tab-stops>
          <style:tab-stop style:position="-0.238cm"/>
          <style:tab-stop style:position="-0.185cm"/>
        </style:tab-stops>
      </style:paragraph-properties>
      <style:text-properties fo:font-size="14pt" officeooo:paragraph-rsid="000b8731" style:font-size-asian="14pt" style:font-size-complex="14pt"/>
    </style:style>
    <style:style style:name="T1" style:family="text">
      <style:text-properties officeooo:rsid="000b8731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b8731" style:font-size-asian="14pt" style:font-size-complex="14pt"/>
    </style:style>
    <style:style style:name="T4" style:family="text">
      <style:text-properties fo:font-size="14pt" officeooo:rsid="000d330b" style:font-size-asian="14pt" style:font-size-complex="14pt"/>
    </style:style>
    <style:style style:name="T5" style:family="text">
      <style:text-properties fo:font-size="14pt" officeooo:rsid="000ff544" style:font-size-asian="14pt" style:font-size-complex="14pt"/>
    </style:style>
    <style:style style:name="T6" style:family="text">
      <style:text-properties officeooo:rsid="000e3e7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рекер Платежей</text:p>
      <text:p text:style-name="P1"/>
      <text:list xml:id="list56555130" text:style-name="L1">
        <text:list-item>
          <text:p text:style-name="P2"><text:span text:style-name="T1">П</text:span>рограмм<text:span text:style-name="T1">а</text:span> ведет учет платежей.</text:p>
        </text:list-item>
        <text:list-item>
          <text:p text:style-name="P2">Каждый платеж <text:span text:style-name="T1">состоит из</text:span> <text:span text:style-name="T1">кода </text:span>валют<text:span text:style-name="T1">ы</text:span> и сумм<text:span text:style-name="T1">ы в этой валюте</text:span>. </text:p>
        </text:list-item>
        <text:list-item>
          <text:p text:style-name="P9">Программа должна выводить список всех валют и сумм на консоль один раз в минуту. </text:p>
        </text:list-item>
        <text:list-item>
          <text:p text:style-name="P10"><text:span text:style-name="T6">Д</text:span>анные могут быть введены в командную строку, а также загружены из файла при запуске.</text:p>
        </text:list-item>
      </text:list>
      <text:p text:style-name="P1"/>
      <text:p text:style-name="P1">Пример ввода:<text:line-break/><text:bookmark-start text:name="__DdeLink__98_622725194"/><text:bookmark-start text:name="__DdeLink__108_2721555468"/><text:bookmark-start text:name="__DdeLink__109_1665666348"/>* USD 1000<text:bookmark-end text:name="__DdeLink__98_622725194"/></text:p>
      <text:p text:style-name="P1"><text:bookmark-start text:name="__DdeLink__100_622725194"/>* HKD 100</text:p>
      <text:p text:style-name="P1">* USD -100</text:p>
      <text:p text:style-name="P1">* RMB 2000</text:p>
      <text:p text:style-name="P1">* HKD 200<text:bookmark-end text:name="__DdeLink__108_2721555468"/><text:bookmark-end text:name="__DdeLink__109_1665666348"/><text:bookmark-end text:name="__DdeLink__100_622725194"/></text:p>
      <text:p text:style-name="P1"><text:bookmark-start text:name="__DdeLink__161_1479098390"/><text:bookmark-end text:name="__DdeLink__161_1479098390"/><text:bookmark-start text:name="__DdeLink__157_1479098390"/><text:bookmark-end text:name="__DdeLink__157_1479098390"/><text:bookmark-start text:name="__DdeLink__120_1665666348"/><text:bookmark-end text:name="__DdeLink__120_1665666348"/><text:bookmark-start text:name="__DdeLink__159_12165968"/><text:bookmark-end text:name="__DdeLink__159_12165968"/><text:bookmark-start text:name="__DdeLink__155_12165968"/><text:bookmark-end text:name="__DdeLink__155_12165968"/><text:bookmark-start text:name="__DdeLink__151_12165968"/><text:bookmark-end text:name="__DdeLink__151_12165968"/><text:bookmark-start text:name="__DdeLink__147_12165968"/><text:bookmark-end text:name="__DdeLink__147_12165968"/></text:p>
      <text:p text:style-name="P1">Пример вывода:</text:p>
      <text:p text:style-name="P1">* USD 900</text:p>
      <text:p text:style-name="P1">* RMB 2000</text:p>
      <text:p text:style-name="P1">* HKD 300</text:p>
      <text:p text:style-name="P1"/>
      <text:p text:style-name="P1">Подробные требования:</text:p>
      <text:list xml:id="list60905673" text:style-name="L2">
        <text:list-item>
          <text:p text:style-name="P3">При запуске программы Java <text:span text:style-name="T1">можно </text:span>указать имя файла. </text:p>
        </text:list-item>
        <text:list-item>
          <text:p text:style-name="P3"><text:span text:style-name="T1">В</text:span> файл<text:span text:style-name="T1">е должно быть</text:span> одна или несколько строк с кодом валюты <text:span text:style-name="T1">и суммой этой валюты.</text:span></text:p>
        </text:list-item>
        <text:list-item>
          <text:p text:style-name="P4"><text:span text:style-name="T3">В</text:span><text:span text:style-name="T2">алюта может быть любой прописные 3 буквенный код, такие как: </text:span></text:p>
        </text:list-item>
      </text:list>
      <text:list xml:id="list1811487456" text:style-name="L4">
        <text:list-item>
          <text:p text:style-name="P6"><text:span text:style-name="T2">USD</text:span><text:span text:style-name="T3">;</text:span><text:span text:style-name="T2"> </text:span></text:p>
        </text:list-item>
        <text:list-item>
          <text:p text:style-name="P5"><text:span text:style-name="T2">HKD; </text:span></text:p>
        </text:list-item>
        <text:list-item>
          <text:p text:style-name="P5"><text:span text:style-name="T2">RMB; </text:span></text:p>
        </text:list-item>
        <text:list-item>
          <text:p text:style-name="P5"><text:span text:style-name="T2">NZD; </text:span></text:p>
        </text:list-item>
        <text:list-item>
          <text:p text:style-name="P5"><text:soft-page-break/><text:span text:style-name="T2">GBP;</text:span></text:p>
        </text:list-item>
        <text:list-item>
          <text:p text:style-name="P5"><text:span text:style-name="T2">и т.д. </text:span></text:p>
        </text:list-item>
      </text:list>
      <text:p text:style-name="P7"><text:span text:style-name="T4"/></text:p>
      <text:p text:style-name="P8"><text:span text:style-name="T4">4. П</text:span><text:span text:style-name="T2">ользователь может ввести дополнительные строки в консоль, введя </text:span><text:span text:style-name="T4">код валюты</text:span><text:span text:style-name="T2"> и </text:span><text:span text:style-name="T4">через пробел</text:span><text:span text:style-name="T2"> сумму </text:span><text:span text:style-name="T4">данной валюты, после чего</text:span><text:span text:style-name="T2"> нажа</text:span><text:span text:style-name="T4">ть</text:span><text:span text:style-name="T2"> клавишу «Ввод». </text:span><text:span text:style-name="T5">(Я так понимаю, что пользователь ввел код валюты и сумму один раз, после чего через 60 секунд выводятся обновленные данные.)</text:span></text:p>
      <text:p text:style-name="P8"><text:span text:style-name="T4">5. </text:span><text:span text:style-name="T2">Если сумма равна 0, эта валюта не должна отображаться.</text:span></text:p>
      <text:p text:style-name="P8"><text:span text:style-name="T4">6. </text:span><text:span text:style-name="T2">Когда пользователь вводит "quit", программа должна выйти.</text:span></text:p>
      <text:p text:style-name="P8"><text:span text:style-name="T4">7. Один раз в минуту должны отображаться суммы каждой валюты.</text:span></text:p>
      <text:p text:style-name="P1"/>
      <text:p text:style-name="P1">Вещи, которые вы можете использовать<text:span text:style-name="T6">(Я думал это советы, а не настояния):</text:span></text:p>
      <text:p text:style-name="P1">* Модульное тестирование</text:p>
      <text:p text:style-name="P1">* Код многопотоковое исполнение</text:p>
      <text:p text:style-name="P1">* Шаблоны программирования</text:p>
      <text:p text:style-name="P1"/>
      <text:p text:style-name="P1">Дополнительный <text:span text:style-name="T6">функционал: </text:span></text:p>
      <text:p text:style-name="P1">Разрешить каждой валюте иметь настроенный обменный курс по сравнению с USD. При отображении выходных данных <text:span text:style-name="T6">пишется</text:span> сумм<text:span text:style-name="T6">а</text:span> <text:span text:style-name="T6">в</text:span> USD рядом с ним<text:span text:style-name="T6">(счетом валюты, для которой показывается обменный курс)</text:span>, например:</text:p>
      <text:p text:style-name="P1">* USD 900</text:p>
      <text:p text:style-name="P1">* RMB 2000 (USD 314.60)</text:p>
      <text:p text:style-name="P1">* HKD 300 (USD 38.6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7:58:21.152554334</meta:creation-date>
    <dc:date>2019-01-22T21:52:24.625913810</dc:date>
    <meta:editing-duration>PT3H12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263" meta:character-count="1532" meta:non-whitespace-character-count="1309"/>
  </office:meta>
</office:document-meta>
</file>